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indent="0.499cm" style:auto-text-indent="false" style:page-number="auto"/>
      <style:text-properties officeooo:paragraph-rsid="000bb84f"/>
    </style:style>
    <style:style style:name="P2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indent="0.499cm" style:auto-text-indent="false" style:page-number="auto"/>
      <style:text-properties officeooo:paragraph-rsid="000c6720"/>
    </style:style>
    <style:style style:name="P3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indent="0.499cm" style:auto-text-indent="false" style:page-number="auto"/>
      <style:text-properties officeooo:rsid="000bb84f" officeooo:paragraph-rsid="000bb84f"/>
    </style:style>
    <style:style style:name="P4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indent="0.499cm" style:auto-text-indent="false" style:page-number="auto"/>
      <style:text-properties officeooo:rsid="000c6720" officeooo:paragraph-rsid="000c6720"/>
    </style:style>
    <style:style style:name="P5" style:family="paragraph" style:parent-style-name="Text_20_body" style:list-style-name="L1">
      <style:paragraph-properties fo:margin-top="0cm" fo:margin-bottom="0.247cm" loext:contextual-spacing="false" fo:line-height="120%"/>
      <style:text-properties officeooo:rsid="000c6720" officeooo:paragraph-rsid="000c6720"/>
    </style:style>
    <style:style style:name="P6" style:family="paragraph" style:parent-style-name="Heading_20_1">
      <style:text-properties officeooo:rsid="000bb84f" officeooo:paragraph-rsid="000bb84f"/>
    </style:style>
    <style:style style:name="P7" style:family="paragraph" style:parent-style-name="Heading_20_3">
      <style:text-properties officeooo:paragraph-rsid="000bb84f"/>
    </style:style>
    <style:style style:name="P8" style:family="paragraph" style:parent-style-name="Heading_20_3">
      <style:text-properties officeooo:paragraph-rsid="000c6720"/>
    </style:style>
    <style:style style:name="T1" style:family="text">
      <style:text-properties officeooo:rsid="000bb84f"/>
    </style:style>
    <style:style style:name="T2" style:family="text">
      <style:text-properties officeooo:rsid="000c67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5cm" fo:text-indent="-0.635cm" fo:margin-left="1.8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cm" fo:text-indent="-0.635cm" fo:margin-left="2.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5cm" fo:text-indent="-0.635cm" fo:margin-left="3.1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5cm" fo:text-indent="-0.635cm" fo:margin-left="4.4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5cm" fo:text-indent="-0.635cm" fo:margin-left="5.6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5cm" fo:text-indent="-0.635cm" fo:margin-left="6.9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Driver.rb</text:h>
      <text:p text:style-name="P3">Este clase representa a la base de datos dentro de el sistema. Hace uso de las clases tasks.rb, event.rb, note.rb tanto para insertar como conseguir información usando instancias de esta clase para comunicarse. </text:p>
      <text:h text:style-name="P7" text:outline-level="3"><text:span text:style-name="T1">Metodos de inserción</text:span></text:h>
      <text:p text:style-name="P1"><text:span text:style-name="T1">Habrá un metodo polimorfico llamado insertEntry que aceptará una instancia de Task, Event o Note y hará las inserciones pertinentes en la base de datos.</text:span></text:p>
      <text:h text:style-name="P8" text:outline-level="3"><text:span text:style-name="T2">Metodos de obtención</text:span></text:h>
      <text:p text:style-name="P2"><text:span text:style-name="T2">Para cada tipo de clase habrá un metodo que obtenga </text:span></text:p>
      <text:list xml:id="list2628095878395438752" text:style-name="L1">
        <text:list-item>
          <text:p text:style-name="P5">Las entradas de una pagina</text:p>
        </text:list-item>
        <text:list-item>
          <text:p text:style-name="P5">Las ultimas 10 entradas</text:p>
        </text:list-item>
      </text:list>
      <text:p text:style-name="P4">No se han planteado metodos de actualización en la primera iterací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1:32:57.061456488</meta:creation-date>
    <dc:date>2015-09-03T01:45:11.687319213</dc:date>
    <meta:editing-duration>PT12M14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9" meta:word-count="97" meta:character-count="584" meta:non-whitespace-character-count="496"/>
  </office:meta>
</office:document-meta>
</file>